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13.665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normal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/>
    </style:style>
    <style:style style:name="T1" style:family="text">
      <style:text-properties fo:font-style="italic"/>
    </style:style>
  </office:automatic-styles>
  <office:body>
    <office:spreadsheet>
      <table:table table:name="Feuille1" table:style-name="ta1" table:print-ranges="Feuille1.A1:Feuille1.D55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État</text:p>
          </table:table-cell>
          <table:table-cell table:style-name="ce1" office:value-type="string">
            <text:p>Numéro</text:p>
          </table:table-cell>
          <table:table-cell table:style-name="ce1" office:value-type="string">
            <text:p>Tâche</text:p>
          </table:table-cell>
          <table:table-cell table:style-name="ce1" office:value-type="string">
            <text:p>Niv.</text:p>
          </table:table-cell>
          <table:table-cell table:style-name="ce5" table:number-columns-repeated="25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00000001</text:p>
          </table:table-cell>
          <table:table-cell office:value-type="string">
            <text:p>Voir la gestion des sociétés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00000002</text:p>
          </table:table-cell>
          <table:table-cell office:value-type="string">
            <text:p>Voir la gestion du SEARCH_PATH en fonction de la société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">
            <text:p>00000003</text:p>
          </table:table-cell>
          <table:table-cell office:value-type="string">
            <text:p>Mettre en place le système d'impression LaTeX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4">
            <text:p>00000004</text:p>
          </table:table-cell>
          <table:table-cell office:value-type="string">
            <text:p>Mettre en place la gestion des boutons d'actions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5">
            <text:p>00000005</text:p>
          </table:table-cell>
          <table:table-cell office:value-type="string">
            <text:p>Mettre en place une fonction d'exportation au format CSV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6">
            <text:p>00000006</text:p>
          </table:table-cell>
          <table:table-cell office:value-type="string">
            <text:p>Revoir la navigation pour supprimer les doublons successifs et les étapes de recherches qui ne donnent lieu à aucun résultat.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00000007</text:p>
          </table:table-cell>
          <table:table-cell office:value-type="string">
            <text:p>Faire un système pour faciliter la traduction des éléments de l'interface.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8">
            <text:p>00000008</text:p>
          </table:table-cell>
          <table:table-cell office:value-type="string">
            <text:p>Dans l'interface part-menu, proposer de récupérer le fichier du routage et celui des relances.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9">
            <text:p>00000009</text:p>
          </table:table-cell>
          <table:table-cell office:value-type="string">
            <text:p>Dans GestSEA 3, dans la fiche personne rajouter un onglet <text:span text:style-name="T1">Statistiques</text:span> (et éventuellement une rubrique)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0">
            <text:p>00000010</text:p>
          </table:table-cell>
          <table:table-cell office:value-type="string">
            <text:p>Mettre en place la gestion des droits utilisateurs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1">
            <text:p>00000011</text:p>
          </table:table-cell>
          <table:table-cell office:value-type="string">
            <text:p>Mettre en place un système de reconnexion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2">
            <text:p>00000012</text:p>
          </table:table-cell>
          <table:table-cell office:value-type="string">
            <text:p>Refaire le système de connexion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3">
            <text:p>00000013</text:p>
          </table:table-cell>
          <table:table-cell office:value-type="string">
            <text:p>Gérer l'alignement des éléments en fonction du type de donnée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4">
            <text:p>00000014</text:p>
          </table:table-cell>
          <table:table-cell office:value-type="string">
            <text:p>Gérer les images</text:p>
          </table:table-cell>
          <table:table-cell office:value-type="float" office:value="0.5">
            <text:p>0,5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5">
            <text:p>00000015</text:p>
          </table:table-cell>
          <table:table-cell office:value-type="string">
            <text:p>Faire l'extracteur de donnée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6">
            <text:p>00000016</text:p>
          </table:table-cell>
          <table:table-cell office:value-type="string">
            <text:p>Faire un serveur multi-thread par connexion à la base de données si possible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7">
            <text:p>00000017</text:p>
          </table:table-cell>
          <table:table-cell office:value-type="string">
            <text:p>Gérer les <text:span text:style-name="T1">part-navigations</text:span>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8">
            <text:p>00000018</text:p>
          </table:table-cell>
          <table:table-cell office:value-type="string">
            <text:p>Rendre les parts <text:span text:style-name="T1">indépendants</text:span> (languages, target...)</text:p>
          </table:table-cell>
          <table:table-cell office:value-type="float" office:value="0.5">
            <text:p>0,5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9">
            <text:p>00000019</text:p>
          </table:table-cell>
          <table:table-cell office:value-type="string">
            <text:p>Faire la description de la base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0">
            <text:p>00000020</text:p>
          </table:table-cell>
          <table:table-cell office:value-type="string">
            <text:p>Faire la description de la compta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1">
            <text:p>00000021</text:p>
          </table:table-cell>
          <table:table-cell office:value-type="string">
            <text:p>Faire la description de la gestion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2">
            <text:p>00000022</text:p>
          </table:table-cell>
          <table:table-cell office:value-type="string">
            <text:p>Faire la description de GestSEA 3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3">
            <text:p>00000023</text:p>
          </table:table-cell>
          <table:table-cell office:value-type="string">
            <text:p>Gérer l'utilisation du support SSL au niveau du serveur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4">
            <text:p>00000024</text:p>
          </table:table-cell>
          <table:table-cell office:value-type="string">
            <text:p>Gérer les tris et les recherches dans les table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25">
            <text:p>00000025</text:p>
          </table:table-cell>
          <table:table-cell office:value-type="string">
            <text:p>Lors de la recherche si le nombre de résultat et égale à 1 amener directement sur la fiche (cf 26)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26">
            <text:p>00000026</text:p>
          </table:table-cell>
          <table:table-cell office:value-type="string">
            <text:p>Mettre en place une fonction d'annulation du dernier <text:span text:style-name="T1">SaveStep</text:span> pour les recherches infructueuses notamment.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27">
            <text:p>00000027</text:p>
          </table:table-cell>
          <table:table-cell office:value-type="string">
            <text:p>Revoir les définitions des liens entre classes au niveau du MCD : créer des balises &lt;link&gt;, &lt;links&gt; et &lt;link-end&gt; ?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28">
            <text:p>00000028</text:p>
          </table:table-cell>
          <table:table-cell office:value-type="string">
            <text:p>Dans <text:span text:style-name="T1">SaveStep</text:span>, ne rien faire si le dernier enregistrement est identique à celui que l'on veut rajouter.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office:value-type="string">
            <text:p>X</text:p>
          </table:table-cell>
          <table:table-cell office:value-type="float" office:value="29">
            <text:p>00000029</text:p>
          </table:table-cell>
          <table:table-cell office:value-type="string">
            <text:p>Mettre en place dans OPF la balise &lt;_load file=''...''&gt; qui charge les balises filles du fichier visé comme étant à la place de la balise.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0">
            <text:p>00000030</text:p>
          </table:table-cell>
          <table:table-cell office:value-type="string">
            <text:p>Gérer les devises.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1">
            <text:p>00000031</text:p>
          </table:table-cell>
          <table:table-cell office:value-type="string">
            <text:p>Voir pour automatiser la réplication/calcul de champs dans les tables.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32">
            <text:p>00000032</text:p>
          </table:table-cell>
          <table:table-cell office:value-type="string">
            <text:p>Mettre en place les <text:span text:style-name="T1">&lt;part-list&gt;</text:span> qui permettent de visionner/exporter/imprimer des listes en fonction d'une vue/requête/table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3">
            <text:p>00000033</text:p>
          </table:table-cell>
          <table:table-cell office:value-type="string">
            <text:p>Créer un RAD basique permettant de générer une application de base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4">
            <text:p>00000034</text:p>
          </table:table-cell>
          <table:table-cell office:value-type="string">
            <text:p>Mettre en place la jauge en fonctions des appels SOAP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3"/>
          <table:table-cell table:formula="oooc:=AVERAGE([.D2:.D54])" office:value-type="float" office:value="5.14705882352941">
            <text:p>5,15</text:p>
          </table:table-cell>
          <table:table-cell table:number-columns-repeated="252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0" number:min-integer-digits="8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cm" fo:margin-bottom="1cm" fo:margin-left="1cm" fo:margin-right="1cm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6">06/02/2007</text:date>, <text:time>16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Brice TEXIER</meta:initial-creator>
    <meta:creation-date>2007-01-23T09:01:33</meta:creation-date>
    <dc:creator>Brice TEXIER</dc:creator>
    <dc:date>2007-02-06T16:12:33</dc:date>
    <meta:printed-by>Brice TEXIER</meta:printed-by>
    <meta:print-date>2007-02-05T12:01:40</meta:print-date>
    <dc:language>fr-FR</dc:language>
    <meta:editing-cycles>10</meta:editing-cycles>
    <meta:editing-duration>PT11H47M47S</meta:editing-duration>
    <meta:user-defined meta:name="Info 1"/>
    <meta:user-defined meta:name="Info 2"/>
    <meta:user-defined meta:name="Info 3"/>
    <meta:user-defined meta:name="Info 4"/>
    <meta:document-statistic meta:table-count="3" meta:cell-count="111"/>
  </office:meta>
</office:document-meta>
</file>